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0eb6"/>
    </style:style>
    <style:style style:name="T1" style:family="text">
      <style:text-properties officeooo:rsid="00120e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udy sheet related to the:</text:span></text:p>
      <text:p text:style-name="P1"><text:span text:style-name="T1">"Great interest"</text:span></text:p>
      <text:p text:style-name="P1"><text:span text:style-name="T1">"Great deal of interest"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8-27T00:31:04</meta:creation-date>
    <dc:date>2013-08-27T00:31:46</dc:date>
    <dc:creator>Ryan </dc:creator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68" meta:non-whitespace-character-count="60"/>
    <meta:generator>LibreOffice/3.6$Linux_X86_64 LibreOffice_project/360m1$Build-304</meta:generator>
  </office:meta>
</office:document-meta>
</file>